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6*"/>
    </style:style>
    <style:style style:name="Table1.C" style:family="table-column">
      <style:table-column-properties style:column-width="2.3083in" style:rel-column-width="21844*"/>
    </style:style>
    <style:style style:name="Table1.1" style:family="table-row">
      <style:table-row-properties style:min-row-height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P1" style:family="paragraph" style:parent-style-name="Standard">
      <style:text-properties fo:font-size="10pt" officeooo:rsid="0021d196" officeooo:paragraph-rsid="0021d196" style:font-size-asian="10pt" style:font-size-complex="10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paragraph-rsid="00178075" style:font-size-asian="11pt" style:font-size-complex="11pt"/>
    </style:style>
    <style:style style:name="P4" style:family="paragraph" style:parent-style-name="Standard">
      <style:text-properties fo:font-size="11pt" officeooo:rsid="0019df33" officeooo:paragraph-rsid="0019df33" style:font-size-asian="11pt" style:font-size-complex="11pt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paragraph-rsid="0017daa4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font-size="11pt" officeooo:rsid="00178075" officeooo:paragraph-rsid="00178075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fo:font-size="11pt" officeooo:rsid="0017daa4" officeooo:paragraph-rsid="0017daa4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00%" fo:text-align="end" style:justify-single-word="false"/>
      <style:text-properties fo:language="cs" fo:country="CZ" fo:font-weight="bold" officeooo:rsid="00191253" officeooo:paragraph-rsid="00191253" style:font-weight-asian="bold" style:font-weight-complex="bold"/>
    </style:style>
    <style:style style:name="P10" style:family="paragraph" style:parent-style-name="Footnote">
      <style:text-properties officeooo:rsid="0021d196" officeooo:paragraph-rsid="0021d196"/>
    </style:style>
    <style:style style:name="P11" style:family="paragraph" style:parent-style-name="Footnote">
      <style:text-properties officeooo:rsid="002448c8" officeooo:paragraph-rsid="002448c8"/>
    </style:style>
    <style:style style:name="P12" style:family="paragraph" style:parent-style-name="Text_20_body" style:list-style-name="L1">
      <style:paragraph-properties fo:margin-top="0in" fo:margin-bottom="0in" loext:contextual-spacing="false" fo:line-height="100%"/>
      <style:text-properties fo:font-size="11pt" fo:language="cs" fo:country="CZ" officeooo:rsid="00156b30" officeooo:paragraph-rsid="002a4e3c" style:font-size-asian="11pt" style:font-size-complex="11pt"/>
    </style:style>
    <style:style style:name="P13" style:family="paragraph" style:parent-style-name="Text_20_body" style:list-style-name="L1">
      <style:paragraph-properties fo:margin-top="0in" fo:margin-bottom="0in" loext:contextual-spacing="false" fo:line-height="100%"/>
      <style:text-properties fo:font-size="11pt" fo:language="cs" fo:country="CZ" officeooo:rsid="00156b30" officeooo:paragraph-rsid="002ab5a0" style:font-size-asian="11pt" style:font-size-complex="11pt"/>
    </style:style>
    <style:style style:name="P14" style:family="paragraph" style:parent-style-name="Text_20_body" style:list-style-name="L1">
      <style:paragraph-properties fo:margin-top="0in" fo:margin-bottom="0in" loext:contextual-spacing="false" fo:line-height="100%"/>
      <style:text-properties fo:font-size="11pt" fo:language="cs" fo:country="CZ" officeooo:rsid="00156b30" officeooo:paragraph-rsid="00156b30" style:font-size-asian="11pt" style:font-size-complex="11pt"/>
    </style:style>
    <style:style style:name="P15" style:family="paragraph" style:parent-style-name="Text_20_body" style:list-style-name="L1">
      <style:paragraph-properties fo:margin-top="0in" fo:margin-bottom="0in" loext:contextual-spacing="false" fo:line-height="100%"/>
      <style:text-properties fo:font-size="11pt" fo:language="cs" fo:country="CZ" officeooo:rsid="001598c6" officeooo:paragraph-rsid="001598c6" style:font-size-asian="11pt" style:font-size-complex="11pt"/>
    </style:style>
    <style:style style:name="P16" style:family="paragraph" style:parent-style-name="Text_20_body" style:list-style-name="L2">
      <style:paragraph-properties fo:margin-top="0in" fo:margin-bottom="0in" loext:contextual-spacing="false" fo:line-height="100%"/>
      <style:text-properties fo:font-size="11pt" officeooo:rsid="00178075" officeooo:paragraph-rsid="00178075" style:font-size-asian="11pt" style:font-size-complex="11pt"/>
    </style:style>
    <style:style style:name="P17" style:family="paragraph" style:parent-style-name="Text_20_body" style:list-style-name="L2">
      <style:paragraph-properties fo:margin-top="0in" fo:margin-bottom="0in" loext:contextual-spacing="false" fo:line-height="100%"/>
      <style:text-properties fo:font-size="11pt" officeooo:rsid="00178075" officeooo:paragraph-rsid="002dbd90" style:font-size-asian="11pt" style:font-size-complex="11pt"/>
    </style:style>
    <style:style style:name="P18" style:family="paragraph" style:parent-style-name="Text_20_body" style:list-style-name="L2">
      <style:paragraph-properties fo:margin-top="0in" fo:margin-bottom="0in" loext:contextual-spacing="false" fo:line-height="100%"/>
      <style:text-properties fo:font-size="11pt" officeooo:rsid="00178075" officeooo:paragraph-rsid="002e937f" style:font-size-asian="11pt" style:font-size-complex="11pt"/>
    </style:style>
    <style:style style:name="P19" style:family="paragraph" style:parent-style-name="Heading_20_3">
      <style:paragraph-properties fo:margin-top="0in" fo:margin-bottom="0in" loext:contextual-spacing="false" fo:line-height="100%"/>
    </style:style>
    <style:style style:name="P20" style:family="paragraph" style:parent-style-name="Heading_20_3">
      <style:paragraph-properties fo:margin-top="0in" fo:margin-bottom="0in" loext:contextual-spacing="false" fo:line-height="100%"/>
      <style:text-properties officeooo:rsid="001598c6" officeooo:paragraph-rsid="001598c6"/>
    </style:style>
    <style:style style:name="P21" style:family="paragraph" style:parent-style-name="Heading_20_3">
      <style:paragraph-properties fo:margin-top="0in" fo:margin-bottom="0in" loext:contextual-spacing="false" fo:line-height="100%"/>
      <style:text-properties officeooo:rsid="0017daa4" officeooo:paragraph-rsid="0017daa4"/>
    </style:style>
    <style:style style:name="T1" style:family="text">
      <style:text-properties officeooo:rsid="00156b30"/>
    </style:style>
    <style:style style:name="T2" style:family="text">
      <style:text-properties officeooo:rsid="001598c6"/>
    </style:style>
    <style:style style:name="T3" style:family="text">
      <style:text-properties officeooo:rsid="0017daa4"/>
    </style:style>
    <style:style style:name="T4" style:family="text">
      <style:text-properties officeooo:rsid="0019df3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ece93"/>
    </style:style>
    <style:style style:name="T7" style:family="text">
      <style:text-properties officeooo:rsid="002317a3"/>
    </style:style>
    <style:style style:name="T8" style:family="text">
      <style:text-properties officeooo:rsid="002448c8"/>
    </style:style>
    <style:style style:name="T9" style:family="text">
      <style:text-properties officeooo:rsid="00271ad6"/>
    </style:style>
    <style:style style:name="T10" style:family="text">
      <style:text-properties officeooo:rsid="002a4e3c"/>
    </style:style>
    <style:style style:name="T11" style:family="text">
      <style:text-properties officeooo:rsid="002b05ad"/>
    </style:style>
    <style:style style:name="T12" style:family="text">
      <style:text-properties officeooo:rsid="002c9311"/>
    </style:style>
    <style:style style:name="T13" style:family="text">
      <style:text-properties officeooo:rsid="002dbd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Novela z<text:span text:style-name="T3">ákona č. 106/1999 Sb., o svobodném přístupu k informacím</text:span></text:p>
          </table:table-cell>
          <table:table-cell table:style-name="Table1.A1" office:value-type="string">
            <text:p text:style-name="P5">Senátní tisk č. 113 </text:p>
            <text:p text:style-name="P3"><text:span text:style-name="T2">N</text:span>avazující na Sněmovní tisk č. 395</text:p>
            <text:p text:style-name="P4">Vládní návrh zákona</text:p>
            <text:p text:style-name="P1">Bez pozměňovacích návrhů (s výjimkou technické změny účinnosti)</text:p>
          </table:table-cell>
          <table:table-cell table:style-name="Table1.C1" office:value-type="string">
            <text:p text:style-name="P2"><text:span text:style-name="T1">Aplikace Směrnice EP a Rady </text:span>2013/37/EU </text:p>
            <text:p text:style-name="P2"><text:span text:style-name="T1">(novela směrnice</text:span> o opakovaném použití informací veřejného sektoru<text:span text:style-name="T1">)</text:span></text:p>
          </table:table-cell>
        </table:table-row>
      </table:table>
      <text:p text:style-name="P9"><text:span text:style-name="T4">Zpracoval: </text:span><text:span text:style-name="T5">Alexandr Mansurov</text:span></text:p>
      <text:h text:style-name="P19" text:outline-level="3">Přehled změn</text:h>
      <text:list xml:id="list6146331245896335754" text:style-name="L1">
        <text:list-item>
          <text:p text:style-name="P12">Zveřejnění informace v elektronické podobě musí být, pokud možno, s metadaty a jeden z formátů musí být otevřený <text:span text:style-name="T10">a je-li to možné, též strojově čitelný. Formát a data by měly „co nejvíce“ splňovat otevřené normy</text:span></text:p>
        </text:list-item>
        <text:list-item>
          <text:p text:style-name="P13">Žadatel musí specifikovat způsob poskytnutí informace, předpokládá se možnost žádat <text:span text:style-name="T4">i</text:span> o poskytnutí <text:span text:style-name="T4">dalším </text:span>způsobem, v zákoně explicitně neuvedeným. (<text:span text:style-name="T4">ale </text:span>lze odmítout pokud by pro povinný subjekt představovalo „nepřiměřenou zátěž“, přičemž je potřeba poskytnout informaci jiným způsobem)</text:p>
        </text:list-item>
        <text:list-item>
          <text:p text:style-name="P15">Právní umožnění sdílení dat z informačních systémů a dálkového přístupu k pravidelně se měnící informaci.</text:p>
        </text:list-item>
        <text:list-item>
          <text:p text:style-name="P14">Upřesnění zveřejnění odkazem. <text:span text:style-name="T10">Nově nelze elektronicky žádat o přímé poskytnutí informace zveřejněné na internetu.</text:span></text:p>
        </text:list-item>
        <text:list-item>
          <text:p text:style-name="P15">Knihovny, galerie a muzea <text:span text:style-name="T10">mohou</text:span> poskytovat informace chráněná autorským právem, pokud mají práva (tj. např. mají dané dílo ve svém fondu). Archivy poskytují informace i nadále dle zákona o archivnictví.</text:p>
        </text:list-item>
        <text:list-item>
          <text:p text:style-name="P15">Nově vyloučeny informace o stabilitě finančního systému od ČNB.</text:p>
        </text:list-item>
        <text:list-item>
          <text:p text:style-name="P15">Kromě odmítnutí poskytnutí informací z důvodu ochrany autorských práv nově přidána ochrana práv souvisejících s právem autorským (pozn. viz speciální režim pro knihovny, galerie, muzea a archivy)</text:p>
        </text:list-item>
        <text:list-item>
          <text:p text:style-name="P15">Nově speciální výjimka z poskytování výhradní licence k digitalizaci kulturního zdroje – nejprve na 11 let, následně přezkum každých 7 let. Povinný subjekt však musí obdržet digitální kopii, kterou může po skončení výhradní licence poskytnout dle tohoto zákona.</text:p>
        </text:list-item>
      </text:list>
      <text:h text:style-name="P20" text:outline-level="3">Pirátský program<text:note text:id="ftn1" text:note-class="footnote"><text:note-citation>1</text:note-citation><text:note-body><text:p text:style-name="P11">Uvedený výčet je informativní, závazné stanovisko Pirátů vydává příslušný garant, popř. Republikové předsednictvo.</text:p></text:note-body></text:note></text:h>
      <text:p text:style-name="P7">Relevantní komponenty: Svoboda informací, Transparentní organizace, Svobodná kultura<text:note text:id="ftn2" text:note-class="footnote"><text:note-citation>2</text:note-citation><text:note-body><text:p text:style-name="P10">Programový bod nemá v současné době zvoleného ani dočasně pověřeného garanta.</text:p></text:note-body></text:note></text:p>
      <text:list xml:id="list3874467183747783597" text:style-name="L2">
        <text:list-item>
          <text:p text:style-name="P16">Rozsah povinně zveřejňovaných informací <text:span text:style-name="T11">není</text:span> <text:span text:style-name="T11">novelizován.</text:span></text:p>
        </text:list-item>
        <text:list-item>
          <text:p text:style-name="P16">Povinnost zveřejňovat v otevřených formátech si metadaty <text:span text:style-name="T8">v souladu s Pirátským programem.</text:span></text:p>
        </text:list-item>
        <text:list-item>
          <text:p text:style-name="P16">Byla omezena práva na informace v souvislosti s právy souvisejícími s právy autorskými a informacemi o finanční stabilitě od ČNB – informační monopoly, nepodporuje se svobodná tvorba.</text:p>
        </text:list-item>
        <text:list-item>
          <text:p text:style-name="P16">Knihovny, galerie a muzea vyňaty z omezení a mohou zpřístupňovat díla v e<text:span text:style-name="T7">l</text:span>ektronické podobě – v souladu s Pirátským programem; divadla, orchestry a další umělecké sbory hospodařící s veřejnými prostředky nadále nesmí poskytovat informace, které jsou předmětem autorského práva (dáno EU směrnicemi, těžko iniciovat pozměňovací návrh na úrovni Senátu PČR)</text:p>
        </text:list-item>
        <text:list-item>
          <text:p text:style-name="P18">Zachovává se možnost výhradní licence, při licenci pro digitalizaci delší trvání – informační monopoly a nic o svobodné kultuře. <text:span text:style-name="T13">P</text:span>o uplynutí výhradní licence se digitalizovaný obsah zveřejňuje jako <text:span text:style-name="T9">obyčejná</text:span> informace.</text:p>
        </text:list-item>
        <text:list-item>
          <text:p text:style-name="P17">Není povinnost preference svobodné tvorby není povinnost povinných subjektů (vč. kulturních institucí) tvořit svobodně</text:p>
        </text:list-item>
        <text:list-item>
          <text:p text:style-name="P16">Zlepšuje se dostupnost informací, ale už se neposiluje vlastní transparentní fungování povinných subjektů; povinný subjekt může odmítnout poskytnutí informace, která se týká výlučně vnitřních pokynů nebo personálních informací.</text:p>
        </text:list-item>
      </text:list>
      <text:h text:style-name="P21" text:outline-level="3">Souhrn</text:h>
      <text:p text:style-name="P8">Jde o <text:span text:style-name="T6">dílčí změny v legislativě o svobodném přístupu k informacím a malý </text:span>posun vpřed co do aplikace Pirátského programu v legislativě ČR, avšak i nadále zůstáv<text:span text:style-name="T6">ají</text:span> <text:span text:style-name="T4">některé </text:span>nedostatk<text:span text:style-name="T4">y</text:span>. Řada věcí je však dána Evropskou legislativou a nelze je tak operativně řešit pozměňovacími návrhy <text:span text:style-name="T4">na půdě Senátu PČ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7:47:12.197082798</meta:creation-date>
    <dc:date>2015-08-26T18:26:59.943618645</dc:date>
    <meta:editing-duration>PT7H12M13S</meta:editing-duration>
    <meta:editing-cycles>21</meta:editing-cycles>
    <meta:generator>LibreOffice/4.4.5.2$Linux_x86 LibreOffice_project/40$Build-2</meta:generator>
    <meta:document-statistic meta:table-count="1" meta:image-count="0" meta:object-count="0" meta:page-count="1" meta:paragraph-count="30" meta:word-count="516" meta:character-count="3640" meta:non-whitespace-character-count="3163"/>
  </office:meta>
</office:document-meta>
</file>